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2.4161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0.16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4.1665in" fo:break-before="auto" style:use-optimal-row-height="true"/>
    </style:style>
    <style:style style:name="ro5" style:family="table-row">
      <style:table-row-properties style:row-height="3.6689in" fo:break-before="auto" style:use-optimal-row-height="true"/>
    </style:style>
    <style:style style:name="ro6" style:family="table-row">
      <style:table-row-properties style:row-height="5.9902in" fo:break-before="auto" style:use-optimal-row-height="true"/>
    </style:style>
    <style:style style:name="ro7" style:family="table-row">
      <style:table-row-properties style:row-height="5.161in" fo:break-before="auto" style:use-optimal-row-height="true"/>
    </style:style>
    <style:style style:name="ro8" style:family="table-row">
      <style:table-row-properties style:row-height="2.8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DataBase Name = 'PASS'</text:p>
          </table:table-cell>
          <table:table-cell table:style-name="Default" table:number-columns-repeated="4"/>
        </table:table-row>
        <table:table-row table:style-name="ro2">
          <table:table-cell table:style-name="ce1"/>
          <table:table-cell table:style-name="Default" table:number-columns-repeated="4"/>
        </table:table-row>
        <table:table-row table:style-name="ro2">
          <table:table-cell table:style-name="ce1" office:value-type="string">
            <text:p>Table Name = Games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table:style-name="Default"/>
        </table:table-row>
        <table:table-row table:style-name="ro2">
          <table:table-cell office:value-type="string">
            <text:p>Game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nton_Registration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2">
          <table:table-cell office:value-type="string">
            <text:p>Team_Number</text:p>
          </table:table-cell>
          <table:table-cell office:value-type="string">
            <text:p>Integer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 office:value-type="string">
            <text:p>Auto-generated</text:p>
          </table:table-cell>
        </table:table-row>
        <table:table-row table:style-name="ro1">
          <table:table-cell office:value-type="string">
            <text:p>Team_Name</text:p>
          </table:table-cell>
          <table:table-cell office:value-type="string">
            <text:p>Varchar(50)</text:p>
          </table:table-cell>
          <table:table-cell office:value-type="string">
            <text:p>Primary Key 3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Primary Key 4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rtner_Name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2">
          <table:table-cell office:value-type="string">
            <text:p>Partner_DOB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MM/DD/YYY</text:p>
          </table:table-cell>
        </table:table-row>
        <table:table-row table:style-name="ro2">
          <table:table-cell office:value-type="string">
            <text:p>Payment_Amount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Fixures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2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2">
          <table:table-cell office:value-type="string">
            <text:p>Match_Number</text:p>
          </table:table-cell>
          <table:table-cell office:value-type="string">
            <text:p>Integer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1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2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Match_Date</text:p>
          </table:table-cell>
          <table:table-cell office:value-type="string">
            <text:p>Date</text:p>
          </table:table-cell>
          <table:table-cell/>
          <table:table-cell office:value-type="string">
            <text:p><text:s/></text:p>
          </table:table-cell>
          <table:table-cell office:value-type="string">
            <text:p>MM/DD/YYY</text:p>
          </table:table-cell>
        </table:table-row>
        <table:table-row table:style-name="ro2">
          <table:table-cell office:value-type="string">
            <text:p>Match_Time</text:p>
          </table:table-cell>
          <table:table-cell office:value-type="string">
            <text:p>Time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Court</text:p>
          </table:table-cell>
          <table:table-cell office:value-type="string">
            <text:p>Varchar(5)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nton_Events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2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/>
          <table:table-cell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Event_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Payment_Amount</text:p>
          </table:table-cell>
          <table:table-cell office:value-type="string">
            <text:p>Double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nton_Result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2">
          <table:table-cell table:style-name="ce4" office:value-type="string">
            <text:p>Serial_Number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Primary Key 1</text:p>
          </table:table-cell>
          <table:table-cell table:style-name="ce4"/>
          <table:table-cell table:style-name="ce4" office:value-type="string">
            <text:p>Auto-generated</text:p>
          </table:table-cell>
        </table:table-row>
        <table:table-row table:style-name="ro1">
          <table:table-cell table:style-name="ce4" office:value-type="string">
            <text:p>Tournament_Year</text:p>
          </table:table-cell>
          <table:table-cell table:style-name="ce4" office:value-type="string">
            <text:p>Varchar(4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 office:value-type="string">
            <text:p>YYYY</text:p>
          </table:table-cell>
        </table:table-row>
        <table:table-row table:style-name="ro1">
          <table:table-cell table:style-name="ce4" office:value-type="string">
            <text:p>Event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Position</text:p>
          </table:table-cell>
          <table:table-cell table:style-name="ce4" office:value-type="string">
            <text:p>Varchar(15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Team_Name</text:p>
          </table:table-cell>
          <table:table-cell table:style-name="ce4" office:value-type="string">
            <text:p>Varchar(30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Player_Name1</text:p>
          </table:table-cell>
          <table:table-cell table:style-name="ce4" office:value-type="string">
            <text:p>Varchar(25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>
            <text:p>Player_Name2</text:p>
          </table:table-cell>
          <table:table-cell table:style-name="ce4" office:value-type="string">
            <text:p>Varchar(25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>
            <text:p>Game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</table:table>
      <table:table table:name="Sample Data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4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2">
          <table:table-cell table:style-name="ce2" office:value-type="string">
            <text:p>Table Name = Games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>
            <text:p>Game_Code</text:p>
          </table:table-cell>
          <table:table-cell table:style-name="ce2" office:value-type="string">
            <text:p>Game_Name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>
            <text:p>T0001</text:p>
          </table:table-cell>
          <table:table-cell office:value-type="string">
            <text:p>Tennis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>
            <text:p>B0001</text:p>
          </table:table-cell>
          <table:table-cell office:value-type="string">
            <text:p>Badminton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>
            <text:p>V0001</text:p>
          </table:table-cell>
          <table:table-cell office:value-type="string">
            <text:p>VolleyBall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>
            <text:p>Table Name = Badminton_Events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Event_Name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Amount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 table:number-rows-repeated="2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2" office:value-type="string">
            <text:p>Table Name = Badminton_Registration</text:p>
          </table:table-cell>
          <table:table-cell table:number-columns-repeated="6"/>
          <table:table-cell table:style-name="ce3" table:number-columns-repeated="5"/>
        </table:table-row>
        <table:table-row table:style-name="ro2">
          <table:table-cell table:style-name="ce2" office:value-type="string">
            <text:p>Tournament_Year</text:p>
          </table:table-cell>
          <table:table-cell table:style-name="ce2" office:value-type="string">
            <text:p>Team_Number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Partner_DOB</text:p>
          </table:table-cell>
          <table:table-cell table:style-name="ce2" office:value-type="string">
            <text:p>Payment_Amount</text:p>
          </table:table-cell>
          <table:table-cell table:style-name="ce2" office:value-type="string">
            <text:p>Game_Cod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table:style-name="ce3"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table:style-name="ce3"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</table:table-row>
        <table:table-row table:style-name="ro2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string">
            <text:p>Table Name=Badminton_Fixures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Tournament_Year</text:p>
          </table:table-cell>
          <table:table-cell table:style-name="ce2" office:value-type="string">
            <text:p>Match_Number</text:p>
          </table:table-cell>
          <table:table-cell table:style-name="ce2" office:value-type="string">
            <text:p>Team_Name1</text:p>
          </table:table-cell>
          <table:table-cell table:style-name="ce2" office:value-type="string">
            <text:p>Team_Name2</text:p>
          </table:table-cell>
          <table:table-cell table:style-name="ce2" office:value-type="string">
            <text:p>Match_Date</text:p>
          </table:table-cell>
          <table:table-cell table:style-name="ce2" office:value-type="string">
            <text:p>Match_time</text:p>
          </table:table-cell>
          <table:table-cell table:style-name="ce2" office:value-type="string">
            <text:p>Court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3:30:00</text:p>
          </table:table-cell>
          <table:table-cell office:value-type="string">
            <text:p>T000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3:45:00</text:p>
          </table:table-cell>
          <table:table-cell office:value-type="string">
            <text:p>T000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4:30:00</text:p>
          </table:table-cell>
          <table:table-cell office:value-type="string">
            <text:p>T000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2" office:value-type="string">
            <text:p>Table Name = Badminton_Results</text:p>
          </table:table-cell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 table:style-name="ce2" office:value-type="string">
            <text:p>Serial_Number</text:p>
          </table:table-cell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Player_Name1</text:p>
          </table:table-cell>
          <table:table-cell table:style-name="ce2" office:value-type="string">
            <text:p>Player_Name2</text:p>
          </table:table-cell>
          <table:table-cell table:style-name="ce2" office:value-type="string">
            <text:p>Game_Cod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PRIYA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SAHANA</text:p>
          </table:table-cell>
          <table:table-cell table:style-name="ce3" office:value-type="string">
            <text:p>B000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FIRST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/>
          <table:table-cell table:style-name="ce3" office:value-type="string">
            <text:p>B0001</text:p>
          </table:table-cell>
          <table:table-cell table:number-columns-repeated="4"/>
        </table:table-row>
      </table:table>
      <table:table table:name="DDL" table:style-name="ta1" table:print="false">
        <table:table-column table:style-name="co13" table:default-cell-style-name="Default"/>
        <table:table-row table:style-name="ro3">
          <table:table-cell office:value-type="string">
            <text:p>CREATE DATABASE "PASS"</text:p>
            <text:p><text:s text:c="4"/>WITH </text:p>
            <text:p><text:s text:c="4"/>OWNER = postgres</text:p>
            <text:p><text:s text:c="4"/>ENCODING = 'UTF8'</text:p>
            <text:p><text:s text:c="4"/>CONNECTION LIMIT = -1;</text:p>
          </table:table-cell>
        </table:table-row>
        <table:table-row table:style-name="ro2" table:number-rows-repeated="2">
          <table:table-cell/>
        </table:table-row>
        <table:table-row table:style-name="ro4">
          <table:table-cell table:style-name="ce5" office:value-type="string">
            <text:p>-- Table: public.badmiton_events</text:p>
            <text:p/>
            <text:p>-- DROP TABLE public.badmiton_events;</text:p>
            <text:p/>
            <text:p>CREATE TABLE public.badmiton_events</text:p>
            <text:p>(</text:p>
            <text:p><text:s text:c="4"/>tournament_year character varying COLLATE pg_catalog."default" NOT NULL,</text:p>
            <text:p><text:s text:c="4"/>event_code character varying COLLATE pg_catalog."default" NOT NULL,</text:p>
            <text:p><text:s text:c="4"/>event_name character varying COLLATE pg_catalog."default" NOT NULL,</text:p>
            <text:p><text:s text:c="4"/>game_code character varying COLLATE pg_catalog."default",</text:p>
            <text:p><text:s text:c="4"/>amount double precision,</text:p>
            <text:p><text:s text:c="4"/>CONSTRAINT "Badmiton_Events_pkey" PRIMARY KEY (tournament_year, event_code),</text:p>
            <text:p><text:s text:c="4"/>CONSTRAINT "Badmiton_Events_Tournament_Year_Event_Code_key" UNIQUE (tournament_year, event_code),</text:p>
            <text:p><text:s text:c="4"/>CONSTRAINT "Game_Code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events</text:p>
            <text:p><text:s text:c="4"/>OWNER to postgres;</text:p>
          </table:table-cell>
        </table:table-row>
        <table:table-row table:style-name="ro2">
          <table:table-cell/>
        </table:table-row>
        <table:table-row table:style-name="ro5">
          <table:table-cell office:value-type="string">
            <text:p>– Table: public.badmiton_fixures</text:p>
            <text:p/>
            <text:p>-- DROP TABLE public.badmiton_fixures;</text:p>
            <text:p/>
            <text:p>CREATE TABLE public.badmiton_fixures</text:p>
            <text:p>(</text:p>
            <text:p><text:s text:c="4"/>tournament_year character varying COLLATE pg_catalog."default" NOT NULL,</text:p>
            <text:p><text:s text:c="4"/>match_number integer NOT NULL,</text:p>
            <text:p><text:s text:c="4"/>team_name1 character varying COLLATE pg_catalog."default" NOT NULL,</text:p>
            <text:p><text:s text:c="4"/>team_name2 character varying COLLATE pg_catalog."default" NOT NULL,</text:p>
            <text:p><text:s text:c="4"/>match_date date NOT NULL,</text:p>
            <text:p><text:s text:c="4"/>match_time time(6) without time zone NOT NULL,</text:p>
            <text:p><text:s text:c="4"/>court character varying COLLATE pg_catalog."default",</text:p>
            <text:p><text:s text:c="4"/>CONSTRAINT "Badmiton_Fixures_pkey" PRIMARY KEY (match_number, tournament_year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fixures</text:p>
            <text:p><text:s text:c="4"/>OWNER to postgres;</text:p>
          </table:table-cell>
        </table:table-row>
        <table:table-row table:style-name="ro2">
          <table:table-cell/>
        </table:table-row>
        <table:table-row table:style-name="ro6">
          <table:table-cell office:value-type="string">
            <text:p>-- Table: public.badmiton_registration</text:p>
            <text:p/>
            <text:p>-- DROP TABLE public.badmiton_registration;</text:p>
            <text:p/>
            <text:p>CREATE TABLE public.badmiton_registration</text:p>
            <text:p>(</text:p>
            <text:p><text:s text:c="4"/>tournament_year character varying COLLATE pg_catalog."default" NOT NULL,</text:p>
            <text:p><text:s text:c="4"/>team_number integer NOT NULL,</text:p>
            <text:p><text:s text:c="4"/>team_name character varying COLLATE pg_catalog."default" NOT NULL,</text:p>
            <text:p><text:s text:c="4"/>name character varying COLLATE pg_catalog."default" NOT NULL,</text:p>
            <text:p><text:s text:c="4"/>dob date NOT NULL,</text:p>
            <text:p><text:s text:c="4"/>email character varying COLLATE pg_catalog."default" NOT NULL,</text:p>
            <text:p><text:s text:c="4"/>phone character varying COLLATE pg_catalog."default" NOT NULL,</text:p>
            <text:p><text:s text:c="4"/>event_code character varying COLLATE pg_catalog."default" NOT NULL,</text:p>
            <text:p><text:s text:c="4"/>partner_name character varying COLLATE pg_catalog."default",</text:p>
            <text:p><text:s text:c="4"/>partner_dob date,</text:p>
            <text:p><text:s text:c="4"/>payment_amount double precision,</text:p>
            <text:p><text:s text:c="4"/>game_code character varying COLLATE pg_catalog."default" NOT NULL,</text:p>
            <text:p><text:s text:c="4"/>CONSTRAINT "Badmiton_Registration_PK" PRIMARY KEY (tournament_year, team_number, team_name, name),</text:p>
            <text:p><text:s text:c="4"/>CONSTRAINT "Badmiton_Registration_Team_Name_Team_Number_Tournament_Year_key" UNIQUE (team_name, team_number, tournament_year, name),</text:p>
            <text:p><text:s text:c="4"/>CONSTRAINT "Badmiton_Registration_Event_Code_fkey" FOREIGN KEY (tournament_year, event_code)</text:p>
            <text:p><text:s text:c="8"/>REFERENCES public.badmiton_events (tournament_year, event_code) MATCH SIMPLE</text:p>
            <text:p><text:s text:c="8"/>ON UPDATE NO ACTION</text:p>
            <text:p><text:s text:c="8"/>ON DELETE NO ACTION,</text:p>
            <text:p><text:s text:c="4"/>CONSTRAINT "Badmiton_Registration_Game_Code_fkey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gistration</text:p>
            <text:p><text:s text:c="4"/>OWNER to postgres;</text:p>
          </table:table-cell>
        </table:table-row>
        <table:table-row table:style-name="ro2">
          <table:table-cell/>
        </table:table-row>
        <table:table-row table:style-name="ro7">
          <table:table-cell office:value-type="string">
            <text:p>-- Table: public.badmiton_results</text:p>
            <text:p/>
            <text:p>-- DROP TABLE public.badmiton_results;</text:p>
            <text:p/>
            <text:p>CREATE TABLE public.badmiton_resul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"position" character varying(15) COLLATE pg_catalog."default" NOT NULL,</text:p>
            <text:p><text:s text:c="4"/>team_name character varying(30) COLLATE pg_catalog."default" NOT NULL,</text:p>
            <text:p><text:s text:c="4"/>team_player1 character varying(25) COLLATE pg_catalog."default",</text:p>
            <text:p><text:s text:c="4"/>team_player2 character varying(25) COLLATE pg_catalog."default",</text:p>
            <text:p><text:s text:c="4"/>game_code character varying(5) COLLATE pg_catalog."default" NOT NULL,</text:p>
            <text:p><text:s text:c="4"/>serial_number integer NOT NULL,</text:p>
            <text:p><text:s text:c="4"/>CONSTRAINT badmiton_results_pkey PRIMARY KEY (serial_number),</text:p>
            <text:p><text:s text:c="4"/>CONSTRAINT badmiton_results_game_code_fkey FOREIGN KEY (game_code)</text:p>
            <text:p><text:s text:c="8"/>REFERENCES public.games (game_code) MATCH SIMPLE</text:p>
            <text:p><text:s text:c="8"/>ON UPDATE NO ACTION</text:p>
            <text:p><text:s text:c="8"/>ON DELETE NO ACTION,</text:p>
            <text:p><text:s text:c="4"/>CONSTRAINT badmiton_results_tournament_year_fkey FOREIGN KEY (tournament_year, event_code)</text:p>
            <text:p><text:s text:c="8"/>REFERENCES public.badmiton_events (tournament_year, event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sults</text:p>
            <text:p><text:s text:c="4"/>OWNER to postgres;</text:p>
          </table:table-cell>
        </table:table-row>
        <table:table-row table:style-name="ro2">
          <table:table-cell/>
        </table:table-row>
        <table:table-row table:style-name="ro8">
          <table:table-cell office:value-type="string">
            <text:p>-- Table: public.games</text:p>
            <text:p/>
            <text:p>-- DROP TABLE public.games;</text:p>
            <text:p/>
            <text:p>CREATE TABLE public.games</text:p>
            <text:p>(</text:p>
            <text:p><text:s text:c="4"/>game_code character varying COLLATE pg_catalog."default" NOT NULL,</text:p>
            <text:p><text:s text:c="4"/>game_name character varying COLLATE pg_catalog."default" NOT NULL,</text:p>
            <text:p><text:s text:c="4"/>CONSTRAINT "Games_pkey" PRIMARY KEY (game_code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games</text:p>
            <text:p><text:s text:c="4"/>OWNER to postgres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3/17/2018</text:date>, <text:time>18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3-17T18:18:49.39</dc:date>
    <meta:editing-duration>PT11H4M52S</meta:editing-duration>
    <meta:editing-cycles>14</meta:editing-cycles>
    <meta:generator>OpenOffice/4.1.5$Win32 OpenOffice.org_project/415m1$Build-9789</meta:generator>
    <dc:creator>Karthi </dc:creator>
    <meta:document-statistic meta:table-count="3" meta:cell-count="531" meta:object-count="0"/>
  </office:meta>
</office:document-meta>
</file>